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6e50" officeooo:paragraph-rsid="00026e50"/>
    </style:style>
    <style:style style:name="P2" style:family="paragraph" style:parent-style-name="Standard">
      <style:text-properties officeooo:paragraph-rsid="00026e50"/>
    </style:style>
    <style:style style:name="T1" style:family="text">
      <style:text-properties officeooo:rsid="0001db73"/>
    </style:style>
    <style:style style:name="T2" style:family="text">
      <style:text-properties officeooo:rsid="00026e50"/>
    </style:style>
    <style:style style:name="T3" style:family="text">
      <style:text-properties fo:font-variant="normal" fo:text-transform="none" fo:color="#1f1f1f" style:font-name="OpenSans" fo:font-size="10.5pt" fo:letter-spacing="normal" fo:font-style="normal" fo:font-weight="normal"/>
    </style:style>
    <style:style style:name="T4" style:family="text">
      <style:text-properties officeooo:rsid="00037466"/>
    </style:style>
    <style:style style:name="T5" style:family="text">
      <style:text-properties officeooo:rsid="0003dc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 got my</text:span> data<text:span text:style-name="T1">sets</text:span> from Wikipedia and <text:span text:style-name="T1">I did all the </text:span>necessary cleaning processes <text:span text:style-name="T1">like dropping </text:span><text:s/><text:span text:style-name="T1">drawn</text:span> games, <text:span text:style-name="T1">dropping <text:s/>some rows and columns which were not necessary for my research, I kept the data from 1992, because it is that year when the name of the league changed from Division 1 to Premier League</text:span>.</text:p>
      <text:p text:style-name="P1">My visual addresses my research question by using subplots, I used an individual subplot for each team, where you can see on the Y-axis the years and on the X-axis the winning percentage and the name of each team, on my visual you can see with a plotted line how the performances have changed over the years from 1990 to 2019. From my visual you can make a comparison of any teams you want easily on a given range of years.</text:p>
      <text:p text:style-name="P2"><text:span text:style-name="T2">My </text:span><text:span text:style-name="T3">visual addresses your research question</text:span></text:p>
      <text:p text:style-name="Standard"/>
      <text:p text:style-name="Standard">There are two visualizations for answering the question. What must be prioritized is that the first figure, the KDE, shows the kernel density estimate of four teams’ win percentages from 1957 to 2019. As shown, we can make a conclusion about the statistical information of 4 teams, including mean, standard deviation. For instance, during most seasons, the Tigers always keeps a stable win percentage and shows less variation compared to other teams. Moreover, win percentages of Pistons and Lions seem a little less than 0.5.</text:p>
      <text:p text:style-name="Standard"/>
      <text:p text:style-name="Standard">When it comes to predicting the win percentage trend of each team, data from 2000 to 2019 are extracted to generate the second visualization. We can clearly find the trend for each team. For example, for the last 20 years, win percentages of the Lions and the Tigers were always less than 0.5, which seems not positive. Furthermore, though win percentages of Red Wings seem well at most time, they are in a decreasing trend and thus it is hard to guarantee that they will keep it in the next season.</text:p>
      <text:p text:style-name="Standard"/>
      <text:p text:style-name="Standard"/>
      <text:p text:style-name="Standard">Principles: (truthfulness beauty functionality insightfulness)</text:p>
      <text:p text:style-name="Standard"/>
      <text:p text:style-name="Standard"><text:span text:style-name="T4">T</text:span>ruthfulness: <text:span text:style-name="T4">My</text:span> data<text:span text:style-name="T4">sets</text:span> are from the Wikipedia, <text:span text:style-name="T4">all the calculations and cleaning I made were</text:span> done carefully.</text:p>
      <text:p text:style-name="Standard"/>
      <text:p text:style-name="Standard"><text:span text:style-name="T4">B</text:span>eauty. <text:span text:style-name="T4">The components</text:span> of the visualization are designed properly. <text:span text:style-name="T4">The are no unnecessary elements, nice colors, <text:s/>spacing, and easy to visualize</text:span></text:p>
      <text:p text:style-name="Standard"/>
      <text:p text:style-name="Standard"><text:span text:style-name="T4">F</text:span>unctionality. <text:span text:style-name="T5">By visualizing and comparing any two teams, you can know which team perfomed better than the other, the line graph was chosen for the reason.</text:span></text:p>
      <text:p text:style-name="Standard"/>
      <text:p text:style-name="Standard"><text:span text:style-name="T5">I</text:span>nsightfulness is <text:span text:style-name="T5">trivial</text:span>. <text:span text:style-name="T5">The by checking the X-axis , everyone will know the Liverpool <text:s/>was better in 2019 than all other big4 teams</text:span></text:p>
      <text:p text:style-name="Standard"/>
      <text:p text:style-name="Standard"/>
      <text:p text:style-name="Standard">Discussion</text:p>
      <text:p text:style-name="Standard">Justification:</text:p>
      <text:p text:style-name="Standard"/>
      <text:p text:style-name="Standard">Before visualizing, data are loaded from Wikipedia and necessary cleaning processes are made. For example, tie games were dropped and some missing season data are replaced by data from near years.</text:p>
      <text:p text:style-name="Standard"/>
      <text:p text:style-name="Standard">There are two visualizations for answering the question. What must be prioritized is that the first figure, the KDE, shows the kernel density estimate of four teams’ win percentages from 1957 to 2019. As shown, we can make a conclusion about the statistical information of 4 teams, including mean, standard deviation. For instance, during most seasons, the Tigers always keeps a stable win <text:soft-page-break/>percentage and shows less variation compared to other teams. Moreover, win percentages of Pistons and Lions seem a little less than 0.5.</text:p>
      <text:p text:style-name="Standard"/>
      <text:p text:style-name="Standard">When it comes to predicting the win percentage trend of each team, data from 2000 to 2019 are extracted to generate the second visualization. We can clearly find the trend for each team. For example, for the last 20 years, win percentages of the Lions and the Tigers were always less than 0.5, which seems not positive. Furthermore, though win percentages of Red Wings seem well at most time, they are in a decreasing trend and thus it is hard to guarantee that they will keep it in the next season.</text:p>
      <text:p text:style-name="Standard"/>
      <text:p text:style-name="Standard">Principles: (truthfulness beauty functionality insightfulness)</text:p>
      <text:p text:style-name="Standard"/>
      <text:p text:style-name="Standard">What must be prioritized is truthfulness. All data are extracted from the Wikipedia, including Wins and Losses, and win percentages are calculated from the formula Wins /(Wins + Losses). All data cleaning has been done carefully.</text:p>
      <text:p text:style-name="Standard"/>
      <text:p text:style-name="Standard">Concerning beauty. All elements of the visualization are designed properly. For example, for the Big4 W % in Michigan(2000-2019), a horizontal line of 0.5 is drawn for each team. And win percentages larger than 0.5 are filled with blue and win percentages less than 0.5 is filled with red for comparison. All colors are set vivid and smooth.</text:p>
      <text:p text:style-name="Standard"/>
      <text:p text:style-name="Standard">What is equally worth discussing is functionality. We choose the KDE for visualizing win percentages of 4 teams for a long time, which can clearly show the statistical information. And refering to trend, we use data in 20 years and choose line plot which can help us see the change of win percentages though time.</text:p>
      <text:p text:style-name="Standard"/>
      <text:p text:style-name="Standard">Lastly, insightfulness is completely shown. The horizontal line is set to show whether the team has won more than loss in that year. And the shadow filled with color can show the general win situation of the team in the last 20 years. For example, we can compare the area of red and blue and find that Red Wings is competent in NH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2T07:45:40.917395731</meta:creation-date>
    <meta:editing-duration>PT1M11S</meta:editing-duration>
    <meta:editing-cycles>2</meta:editing-cycles>
    <meta:generator>LibreOffice/6.0.7.3$Linux_X86_64 LibreOffice_project/00m0$Build-3</meta:generator>
    <dc:date>2021-04-02T07:46:39.731923286</dc:date>
    <meta:document-statistic meta:table-count="0" meta:image-count="0" meta:object-count="0" meta:page-count="2" meta:paragraph-count="20" meta:word-count="835" meta:character-count="4922" meta:non-whitespace-character-count="4103"/>
  </office:meta>
</office:document-meta>
</file>